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29402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064" calcext:value-type="float">
            <text:p>66.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402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3792" calcext:value-type="float">
            <text:p>66.1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402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4776" calcext:value-type="float">
            <text:p>65.6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402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3608" calcext:value-type="float">
            <text:p>65.4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402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6112" calcext:value-type="float">
            <text:p>65.6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402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2144" calcext:value-type="float">
            <text:p>65.9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402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18384" calcext:value-type="float">
            <text:p>66.3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402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3272" calcext:value-type="float">
            <text:p>65.8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402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8824" calcext:value-type="float">
            <text:p>66.0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402</text:p>
          </table:table-cell>
          <table:table-cell office:value-type="string" calcext:value-type="string">
            <text:p>201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1184" calcext:value-type="float">
            <text:p>65.8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402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6608" calcext:value-type="float">
            <text:p>66.5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402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7528" calcext:value-type="float">
            <text:p>66.3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402</text:p>
          </table:table-cell>
          <table:table-cell office:value-type="string" calcext:value-type="string">
            <text:p>201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9784" calcext:value-type="float">
            <text:p>66.0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402</text:p>
          </table:table-cell>
          <table:table-cell office:value-type="string" calcext:value-type="string">
            <text:p>201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3608" calcext:value-type="float">
            <text:p>65.4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402</text:p>
          </table:table-cell>
          <table:table-cell office:value-type="string" calcext:value-type="string">
            <text:p>201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9756" calcext:value-type="float">
            <text:p>64.2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402</text:p>
          </table:table-cell>
          <table:table-cell office:value-type="string" calcext:value-type="string">
            <text:p>201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9592" calcext:value-type="float">
            <text:p>63.0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402</text:p>
          </table:table-cell>
          <table:table-cell office:value-type="string" calcext:value-type="string">
            <text:p>200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41456" calcext:value-type="float">
            <text:p>61.9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402</text:p>
          </table:table-cell>
          <table:table-cell office:value-type="string" calcext:value-type="string">
            <text:p>200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2792" calcext:value-type="float">
            <text:p>61.9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402</text:p>
          </table:table-cell>
          <table:table-cell office:value-type="string" calcext:value-type="string">
            <text:p>2006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8888" calcext:value-type="float">
            <text:p>61.9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402</text:p>
          </table:table-cell>
          <table:table-cell office:value-type="string" calcext:value-type="string">
            <text:p>200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68" calcext:value-type="float">
            <text:p>61.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402</text:p>
          </table:table-cell>
          <table:table-cell office:value-type="string" calcext:value-type="string">
            <text:p>200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192" calcext:value-type="float">
            <text:p>61.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402</text:p>
          </table:table-cell>
          <table:table-cell office:value-type="string" calcext:value-type="string">
            <text:p>200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5232" calcext:value-type="float">
            <text:p>62.4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402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69016" calcext:value-type="float">
            <text:p>61.4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402</text:p>
          </table:table-cell>
          <table:table-cell office:value-type="string" calcext:value-type="string">
            <text:p>200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4696" calcext:value-type="float">
            <text:p>61.1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402</text:p>
          </table:table-cell>
          <table:table-cell office:value-type="string" calcext:value-type="string">
            <text:p>199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402</text:p>
          </table:table-cell>
          <table:table-cell office:value-type="string" calcext:value-type="string">
            <text:p>199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5768" calcext:value-type="float">
            <text:p>59.8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402</text:p>
          </table:table-cell>
          <table:table-cell office:value-type="string" calcext:value-type="string">
            <text:p>1997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7416" calcext:value-type="float">
            <text:p>60.0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402</text:p>
          </table:table-cell>
          <table:table-cell office:value-type="string" calcext:value-type="string">
            <text:p>199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3432" calcext:value-type="float">
            <text:p>59.4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402</text:p>
          </table:table-cell>
          <table:table-cell office:value-type="string" calcext:value-type="string">
            <text:p>199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4856" calcext:value-type="float">
            <text:p>58.6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402</text:p>
          </table:table-cell>
          <table:table-cell office:value-type="string" calcext:value-type="string">
            <text:p>199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5928" calcext:value-type="float">
            <text:p>57.3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